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_veg+BBT2_RBS1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ggagttctgagaattggtatgccttataagtccaattaacagttgaaaacctgcataggagagctatgcgggttttttattttacataatgatacataatttaccgaaacttgcggaacataattgaggaatcatagaattttgtcaaaataattttattgacaacgtcttattaacgttgatataatttaaattttatttgacaaaaatgggctcgtgttgtacaataaatgtagtTACTAGGAGGAATG</text:p>
          </table:table-cell>
          <table:table-cell office:value-type="string" calcext:value-type="string">
            <text:p>Pveg + strong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1]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_veg+BBT2_RBS2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ggagttctgagaattggtatgccttataagtccaattaacagttgaaaacctgcataggagagctatgcgggttttttattttacataatgatacataatttaccgaaacttgcggaacataattgaggaatcatagaattttgtcaaaataattttattgacaacgtcttattaacgttgatataatttaaattttatttgacaaaaatgggctcgtgttgtacaataaatgtagtTACTAGGAGAAATG</text:p>
          </table:table-cell>
          <table:table-cell office:value-type="string" calcext:value-type="string">
            <text:p>Pveg + strongish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2]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_veg+BBT2_RBS3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ggagttctgagaattggtatgccttataagtccaattaacagttgaaaacctgcataggagagctatgcgggttttttattttacataatgatacataatttaccgaaacttgcggaacataattgaggaatcatagaattttgtcaaaataattttattgacaacgtcttattaacgttgatataatttaaattttatttgacaaaaatgggctcgtgttgtacaataaatgtagtTACTGGAGAGAATG</text:p>
          </table:table-cell>
          <table:table-cell office:value-type="string" calcext:value-type="string">
            <text:p>Pveg + moderate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3]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_veg+BBT2_RBS4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ggagttctgagaattggtatgccttataagtccaattaacagttgaaaacctgcataggagagctatgcgggttttttattttacataatgatacataatttaccgaaacttgcggaacataattgaggaatcatagaattttgtcaaaataattttattgacaacgtcttattaacgttgatataatttaaattttatttgacaaaaatgggctcgtgttgtacaataaatgtagtTACTAGAGGAAATG</text:p>
          </table:table-cell>
          <table:table-cell office:value-type="string" calcext:value-type="string">
            <text:p>Pveg + weakish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4]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_veg+BBT2_RBS5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ggagttctgagaattggtatgccttataagtccaattaacagttgaaaacctgcataggagagctatgcgggttttttattttacataatgatacataatttaccgaaacttgcggaacataattgaggaatcatagaattttgtcaaaataattttattgacaacgtcttattaacgttgatataatttaaattttatttgacaaaaatgggctcgtgttgtacaataaatgtagtTACTTTATAGAATG</text:p>
          </table:table-cell>
          <table:table-cell office:value-type="string" calcext:value-type="string">
            <text:p>Pveg + weak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5]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_lepA+BBT2_RBS1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agtcaatgtatgaatggatacgggatatgaatcaataagtacgtgaaagagaaaagcaacccagatatgatagggaacttttctctttcttgttttacattgaatctttacaatcctattgatataatctaagctagtgtattttgcgtttaatagtTACTAGGAGGAATG</text:p>
          </table:table-cell>
          <table:table-cell office:value-type="string" calcext:value-type="string">
            <text:p>PlepA + strong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6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_lepA+BBT2_RBS2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agtcaatgtatgaatggatacgggatatgaatcaataagtacgtgaaagagaaaagcaacccagatatgatagggaacttttctctttcttgttttacattgaatctttacaatcctattgatataatctaagctagtgtattttgcgtttaatagtTACTAGGAGAAATG</text:p>
          </table:table-cell>
          <table:table-cell office:value-type="string" calcext:value-type="string">
            <text:p>PlepA + strongish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_lepA+BBT2_RBS3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agtcaatgtatgaatggatacgggatatgaatcaataagtacgtgaaagagaaaagcaacccagatatgatagggaacttttctctttcttgttttacattgaatctttacaatcctattgatataatctaagctagtgtattttgcgtttaatagtTACTGGAGAGAATG</text:p>
          </table:table-cell>
          <table:table-cell office:value-type="string" calcext:value-type="string">
            <text:p>PlepA + moderate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8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_lepA+BBT2_RBS4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agtcaatgtatgaatggatacgggatatgaatcaataagtacgtgaaagagaaaagcaacccagatatgatagggaacttttctctttcttgttttacattgaatctttacaatcctattgatataatctaagctagtgtattttgcgtttaatagtTACTAGAGGAAATG</text:p>
          </table:table-cell>
          <table:table-cell office:value-type="string" calcext:value-type="string">
            <text:p>PlepA + weakish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9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_lepA+BBT2_RBS5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GAGGTCTCAGGAGagtcaatgtatgaatggatacgggatatgaatcaataagtacgtgaaagagaaaagcaacccagatatgatagggaacttttctctttcttgttttacattgaatctttacaatcctattgatataatctaagctagtgtattttgcgtttaatagtTACTTTATAGAATG</text:p>
          </table:table-cell>
          <table:table-cell office:value-type="string" calcext:value-type="string">
            <text:p>PlepA + weak RBS, with MoClo standard spacers in between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10])" office:value-type="float" office:value="185" calcext:value-type="float">
            <text:p>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7:25:08.144554566</meta:creation-date>
    <dc:date>2018-02-01T14:56:53.048451564</dc:date>
    <meta:editing-duration>PT21H19M3S</meta:editing-duration>
    <meta:editing-cycles>2</meta:editing-cycles>
    <meta:generator>LibreOffice/5.4.4.2$Linux_X86_64 LibreOffice_project/40m0$Build-2</meta:generator>
    <meta:document-statistic meta:table-count="1" meta:cell-count="120" meta:object-count="0"/>
  </office:meta>
</office:document-meta>
</file>